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serif"/>
    <style:font-face style:name="Times New Roman" svg:font-family="'Times New Roman'"/>
    <style:font-face style:name="Trebuchet MS" svg:font-family="'Trebuchet MS', Trebuchet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d8b95" officeooo:paragraph-rsid="001d8b95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fo:font-weight="bold" officeooo:rsid="001d8b95" officeooo:paragraph-rsid="001d8b95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d8b95" officeooo:paragraph-rsid="001d8b9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officeooo:rsid="002061d3" officeooo:paragraph-rsid="002061d3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ans" fo:font-size="12pt" fo:letter-spacing="normal" officeooo:rsid="002061d3" officeooo:paragraph-rsid="002061d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1pt" fo:letter-spacing="normal" officeooo:rsid="002061d3" officeooo:paragraph-rsid="002061d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ans" fo:font-size="12pt" officeooo:rsid="001d8b95" officeooo:paragraph-rsid="001d8b95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style:font-name="Liberation Sans" fo:font-size="12pt" officeooo:rsid="001d8b95" officeooo:paragraph-rsid="001d8b95" style:font-size-asian="12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style:font-name="Liberation Sans" fo:font-size="12pt" officeooo:rsid="001eaa59" officeooo:paragraph-rsid="001eaa59" style:font-size-asian="12pt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2061d3" officeooo:paragraph-rsid="002061d3" style:font-size-asian="12pt" style:font-size-complex="12pt"/>
    </style:style>
    <style:style style:name="P11" style:family="paragraph" style:parent-style-name="Text_20_body" style:list-style-name="L1"/>
    <style:style style:name="P12" style:family="paragraph" style:parent-style-name="Text_20_body">
      <style:paragraph-properties fo:margin-left="0.794cm" fo:margin-right="0cm" fo:margin-top="0cm" fo:margin-bottom="0.318cm" loext:contextual-spacing="false" fo:orphans="2" fo:widows="2" fo:text-indent="-0.794cm" style:auto-text-indent="false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P13" style:family="paragraph" style:parent-style-name="Text_20_body">
      <style:paragraph-properties fo:margin-left="0.794cm" fo:margin-right="0cm" fo:margin-top="0cm" fo:margin-bottom="0.318cm" loext:contextual-spacing="false" fo:orphans="2" fo:widows="2" fo:text-indent="-0.794cm" style:auto-text-indent="false"/>
      <style:text-properties fo:font-variant="normal" fo:text-transform="none" fo:color="#000000" style:font-name="Liberation Serif" fo:font-size="11pt" fo:letter-spacing="normal" style:font-size-asian="11pt" style:font-size-complex="11pt"/>
    </style:style>
    <style:style style:name="P14" style:family="paragraph" style:parent-style-name="Heading_20_2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2061d3" officeooo:paragraph-rsid="002061d3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1.25pt" fo:font-style="normal" fo:font-weight="normal"/>
    </style:style>
    <style:style style:name="T3" style:family="text">
      <style:text-properties style:font-name="Georgia" fo:font-style="normal" fo:font-weight="normal"/>
    </style:style>
    <style:style style:name="T4" style:family="text">
      <style:text-properties fo:font-size="11.25pt" fo:font-style="normal" fo:font-weight="normal"/>
    </style:style>
    <style:style style:name="T5" style:family="text">
      <style:text-properties fo:font-style="normal"/>
    </style:style>
    <style:style style:name="T6" style:family="text">
      <style:text-properties fo:font-style="normal" fo:font-weight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normal"/>
    </style:style>
    <style:style style:name="T9" style:family="text">
      <style:text-properties style:font-name="Liberation Sans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Politecnico Naional </text:p>
      <text:p text:style-name="P3">Escuela Superior de Cómputo</text:p>
      <text:p text:style-name="P1"/>
      <text:p text:style-name="P1">Sistemas Distribuidos</text:p>
      <text:p text:style-name="P2">Tarea 1</text:p>
      <text:p text:style-name="P2">Definiciones de Sistemas Distribuidos</text:p>
      <text:p text:style-name="P1"/>
      <text:p text:style-name="P1"/>
      <text:p text:style-name="P1">Juan Carlos Jirón Juárez</text:p>
      <text:p text:style-name="P1"/>
      <text:p text:style-name="P1"/>
      <text:p text:style-name="P7">Es un sitema que cumple con las siguientes características</text:p>
      <text:list xml:id="list790789663131049187" text:style-name="L1">
        <text:list-item>
          <text:p text:style-name="P8"><text:span text:style-name="T1">Multiproceso</text:span> (concurrencia): El hardware permite el progreso simultáneo de varias actividades (varias CPUs,con memoria local etc ) local, etc.).</text:p>
          <text:p text:style-name="P8"><text:s/><text:span text:style-name="T1">Interconexión</text:span>: Permite la comunicación entre las actividades. </text:p>
          <text:p text:style-name="P8"><text:span text:style-name="T1">Relación</text:span>: Uso compartido de recursos, información, etc. </text:p>
          <text:p text:style-name="P8"><text:span text:style-name="T1">Fallo independiente</text:span>: Permite buscar soluciones resistentes en caso de fallo (ojo: las comunicaciones también pueden fallar).</text:p>
          <text:p text:style-name="P8"/>
          <text:p text:style-name="P8"/>
        </text:list-item>
        <text:list-item>
          <text:p text:style-name="P9">Conjunto de computadoras interconectadas que comparten un estado y ofrecen una visión de sistema único.</text:p>
          <text:p text:style-name="P9"/>
          <text:p text:style-name="P9"/>
        </text:list-item>
        <text:list-item>
          <text:p text:style-name="P5"><text:span text:style-name="T6">Un sistema distribuido se define como una colección de computadores conectados por una red, y con el software distribuido adecuado para que el sistema sea visto por los usuarios como una única entidad capaz de proporcionar facilidades de computación.</text:span></text:p>
          <text:p text:style-name="P5"><text:span text:style-name="T6"/></text:p>
        </text:list-item>
      </text:list>
      <text:p text:style-name="P4"><text:span text:style-name="T6"/></text:p>
      <text:list xml:id="list143840434625064" text:continue-numbering="true" text:style-name="L1">
        <text:list-item>
          <text:p text:style-name="P5"><text:span text:style-name="T6">Un sistema distribuido se define como una colección de computadores conectados por una red, y con el software distribuido adecuado para que el sistema sea visto por los usuarios como una única entidad capaz de proporcionar facilidades de computación.</text:span></text:p>
          <text:p text:style-name="P5"><text:span text:style-name="T6"/></text:p>
        </text:list-item>
        <text:list-item>
          <text:p text:style-name="P10">Colección de elementos de cómputo autónomo que se encuentran físicamente separados y no comparten una memoria común, se comunican entre sí a través del intercambio de mensajes utilizando un medio de comunicación. Los sistemas autónomos pueden tener características no homogéneas.</text:p>
          <text:p text:style-name="P11"><text:line-break/></text:p>
        </text:list-item>
      </text:list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oft-page-break/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h text:style-name="P14" text:outline-level="2">Referencias</text:h>
      <text:p text:style-name="P12">Lafuente, A. (2017). <text:span text:style-name="T7">Introducción a los sistemas distribuidos</text:span>. 1st ed. [ebook] Available at: http://www.sc.ehu.es/acwlaroa/SDI/Apuntes/Cap1.pdf [Accessed 31 Jan. 2017].</text:p>
      <text:p text:style-name="P13"><text:span text:style-name="T6">Pech May, F. (2011). </text:span><text:span text:style-name="T8">Sistemas Distribuidos</text:span><text:span text:style-name="T6">. 1st ed. [ebook] México. Available at: http://www.tamps.cinvestav.mx/~fpech/sd/files/introduccion.pdf [Accessed 31 Jan. 2017].</text:span></text:p>
      <text:p text:style-name="P6"><text:span text:style-name="T6">http://catarina.udlap.mx/u_dl_a/tales/documentos/lis/islas_v_mp/capitulo2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serif"/>
    <style:font-face style:name="Times New Roman" svg:font-family="'Times New Roman'"/>
    <style:font-face style:name="Trebuchet MS" svg:font-family="'Trebuchet MS', Trebuchet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4:01:57.340798341</meta:creation-date>
    <dc:date>2017-01-31T14:38:40.092695474</dc:date>
    <meta:editing-duration>PT6M2S</meta:editing-duration>
    <meta:editing-cycles>1</meta:editing-cycles>
    <meta:document-statistic meta:table-count="0" meta:image-count="0" meta:object-count="0" meta:page-count="2" meta:paragraph-count="20" meta:word-count="252" meta:character-count="1909" meta:non-whitespace-character-count="1676"/>
    <meta:generator>LibreOffice/5.1.4.2$Linux_X86_64 LibreOffice_project/10m0$Build-2</meta:generator>
  </office:meta>
</office:document-meta>
</file>